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11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4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6950.43" calcext:value-type="float">
            <text:p>6,950.43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266.24" calcext:value-type="float">
            <text:p>4,266.24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319968.88" calcext:value-type="float">
            <text:p>319,968.88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21562.6" calcext:value-type="float">
            <text:p>21,562.60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6691.13" calcext:value-type="float">
            <text:p>26,691.13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21854.77" calcext:value-type="float">
            <text:p>21,854.77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76467.76" calcext:value-type="float">
            <text:p>76,467.76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6641.5" calcext:value-type="float">
            <text:p>6,641.50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2076.46" calcext:value-type="float">
            <text:p>2,076.46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0775.58" calcext:value-type="float">
            <text:p>20,775.58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7986.91" calcext:value-type="float">
            <text:p>17,986.91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3320.5" calcext:value-type="float">
            <text:p>33,320.50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52032.17" calcext:value-type="float">
            <text:p>452,032.17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51328.45" calcext:value-type="float">
            <text:p>51,328.4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20553.7" calcext:value-type="float">
            <text:p>20,553.70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39354.04" calcext:value-type="float">
            <text:p>39,354.04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38471.24" calcext:value-type="float">
            <text:p>38,471.24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6588.9" calcext:value-type="float">
            <text:p>16,588.90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58861.06" calcext:value-type="float">
            <text:p>58,861.06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5446.41" calcext:value-type="float">
            <text:p>5,446.41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29046.69" calcext:value-type="float">
            <text:p>29,046.6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20408.65" calcext:value-type="float">
            <text:p>120,408.65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2206.03" calcext:value-type="float">
            <text:p>2,206.03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1709.06" calcext:value-type="float">
            <text:p>21,709.06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39151.44" calcext:value-type="float">
            <text:p>39,151.44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4221.45" calcext:value-type="float">
            <text:p>24,221.45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41511.68" calcext:value-type="float">
            <text:p>41,511.68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47089.19" calcext:value-type="float">
            <text:p>47,089.19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270357.86" calcext:value-type="float">
            <text:p>270,357.86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24157.73" calcext:value-type="float">
            <text:p>24,157.73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11415.5" calcext:value-type="float">
            <text:p>11,415.50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84548.62" calcext:value-type="float">
            <text:p>84,548.62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25380.21" calcext:value-type="float">
            <text:p>25,380.21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47697.35" calcext:value-type="float">
            <text:p>47,697.35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5102.76" calcext:value-type="float">
            <text:p>5,102.76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2809.93" calcext:value-type="float">
            <text:p>2,809.93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356801.56" calcext:value-type="float">
            <text:p>356,801.56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30289.96" calcext:value-type="float">
            <text:p>130,289.96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6801.33" calcext:value-type="float">
            <text:p>6,801.33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6565.45" calcext:value-type="float">
            <text:p>6,565.45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2413.38" calcext:value-type="float">
            <text:p>2,413.38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7523.51" calcext:value-type="float">
            <text:p>27,523.51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5408.41" calcext:value-type="float">
            <text:p>15,408.41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MAY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5581.55" calcext:value-type="float">
            <text:p>5,581.55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5-31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MAYO 2014" calcext:value-type="string">
            <text:p>PROVISION ANTIGUEDAD PRESTACIONES SOCIALES DIARIA MAY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5-31','---','-------------------------','PROVISION ANTIGUEDAD PRESTACIONES SOCIALES DIARIA MAYO 2014',1,'-','----------','----------',0,0,0,0,'--','SIGESP');" calcext:value-type="string">
            <text:p>INSERT INTO sigesp_cmp VALUES('0001','SCGCMP','0','2014-05-31','---','-------------------------','PROVISION ANTIGUEDAD PRESTACIONES SOCIALES DIARIA MAY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24:54.5010314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25:21.952917209</dc:date>
    <dc:creator>Juan Plablo</dc:creator>
    <meta:editing-duration>PT4H36S</meta:editing-duration>
    <meta:editing-cycles>31</meta:editing-cycles>
    <meta:generator>LibreOffice/4.1.4.2$Linux_X86_64 LibreOffice_project/410m0$Build-2</meta:generator>
    <meta:document-statistic meta:table-count="2" meta:cell-count="720" meta:object-count="0"/>
  </office:meta>
</office:document-meta>
</file>